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c013" officeooo:paragraph-rsid="000cc013"/>
    </style:style>
    <style:style style:name="P2" style:family="paragraph" style:parent-style-name="Standard">
      <style:text-properties officeooo:rsid="000cc013" officeooo:paragraph-rsid="000ccc95"/>
    </style:style>
    <style:style style:name="P3" style:family="paragraph" style:parent-style-name="Standard">
      <style:text-properties officeooo:rsid="000ccc95" officeooo:paragraph-rsid="000ccc95"/>
    </style:style>
    <style:style style:name="P4" style:family="paragraph" style:parent-style-name="Standard">
      <style:text-properties officeooo:rsid="000e2402" officeooo:paragraph-rsid="000e2402"/>
    </style:style>
    <style:style style:name="P5" style:family="paragraph" style:parent-style-name="Standard">
      <style:text-properties officeooo:rsid="0012da5f" officeooo:paragraph-rsid="0012da5f"/>
    </style:style>
    <style:style style:name="P6" style:family="paragraph" style:parent-style-name="Standard">
      <style:text-properties officeooo:rsid="00141c8c" officeooo:paragraph-rsid="00141c8c"/>
    </style:style>
    <style:style style:name="P7" style:family="paragraph" style:parent-style-name="Standard">
      <style:text-properties officeooo:rsid="0015fb76" officeooo:paragraph-rsid="0015fb76"/>
    </style:style>
    <style:style style:name="P8" style:family="paragraph" style:parent-style-name="Standard">
      <style:text-properties officeooo:rsid="00169aa0" officeooo:paragraph-rsid="00169aa0"/>
    </style:style>
    <style:style style:name="P9" style:family="paragraph" style:parent-style-name="Standard">
      <style:text-properties officeooo:paragraph-rsid="00169aa0"/>
    </style:style>
    <style:style style:name="P10" style:family="paragraph" style:parent-style-name="Standard">
      <style:text-properties officeooo:rsid="00183974" officeooo:paragraph-rsid="00183974"/>
    </style:style>
    <style:style style:name="P11" style:family="paragraph" style:parent-style-name="Standard">
      <style:text-properties officeooo:rsid="00196ab3" officeooo:paragraph-rsid="00196ab3"/>
    </style:style>
    <style:style style:name="P12" style:family="paragraph" style:parent-style-name="Standard">
      <style:text-properties officeooo:rsid="0019b780" officeooo:paragraph-rsid="0019b780"/>
    </style:style>
    <style:style style:name="P13" style:family="paragraph" style:parent-style-name="Standard">
      <style:text-properties officeooo:rsid="001adbfe" officeooo:paragraph-rsid="001adbfe"/>
    </style:style>
    <style:style style:name="P14" style:family="paragraph" style:parent-style-name="Standard">
      <style:text-properties officeooo:rsid="001b256f" officeooo:paragraph-rsid="001b256f"/>
    </style:style>
    <style:style style:name="T1" style:family="text">
      <style:text-properties officeooo:rsid="000ccc95"/>
    </style:style>
    <style:style style:name="T2" style:family="text">
      <style:text-properties officeooo:rsid="00141c8c"/>
    </style:style>
    <style:style style:name="T3" style:family="text">
      <style:text-properties officeooo:rsid="00183974"/>
    </style:style>
    <style:style style:name="T4" style:family="text">
      <style:text-properties officeooo:rsid="0019b780"/>
    </style:style>
    <style:style style:name="T5" style:family="text">
      <style:text-properties officeooo:rsid="001adbfe"/>
    </style:style>
    <style:style style:name="T6" style:family="text">
      <style:text-properties officeooo:rsid="001b256f"/>
    </style:style>
    <style:style style:name="T7" style:family="text">
      <style:text-properties officeooo:rsid="001c7f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society </text:span>Einleitung</text:p>
      <text:p text:style-name="P1"/>
      <text:p text:style-name="P4">Bsp <text:a xlink:type="simple" xlink:href="http://www.benjamin-zaiser.de/uploads/media/SEL4.pdf" text:style-name="Internet_20_link" text:visited-style-name="Visited_20_Internet_20_Link">http://www.benjamin-zaiser.de/uploads/media/SEL4.pdf</text:a> </text:p>
      <text:p text:style-name="P1"/>
      <text:p text:style-name="P1">- Sicherheit:</text:p>
      <text:p text:style-name="P1"><text:tab/>Warum wichtig im Kernel?</text:p>
      <text:p text:style-name="P1"><text:tab/>Bsp vergangener Kernel (Sicherheitslücken)</text:p>
      <text:p text:style-name="P2"><text:tab/><text:tab/>“<text:span text:style-name="T1">Sicherheitslücken des Ubuntu-Kernel untersucht, die zwischen 2011 und 2016 behoben wurden. Neben 2 als "Kritisch" und 34 als "High" eingestuften Fehler gab es noch 334 als "Medium" und 186 als "Low" klassifizierte Bugs. “ </text:span></text:p>
      <text:p text:style-name="P3"><text:a xlink:type="simple" xlink:href="https://www.heise.de/security/meldung/Sicherheitsluecken-im-Linux-Kernel-existieren-meist-fuenf-Jahre-lang-3317427.html" text:style-name="Internet_20_link" text:visited-style-name="Visited_20_Internet_20_Link">https://www.heise.de/security/meldung/Sicherheitsluecken-im-Linux-Kernel-existieren-meist-fuenf-Jahre-lang-3317427.html</text:a></text:p>
      <text:p text:style-name="P3"><text:tab/><text:tab/></text:p>
      <text:p text:style-name="P1"><text:tab/></text:p>
      <text:p text:style-name="P1">- Sicherheit:</text:p>
      <text:p text:style-name="P1"><text:tab/>Besonderheiten embedded systems</text:p>
      <text:p text:style-name="P1"/>
      <text:p text:style-name="P1">- Warum seL4?</text:p>
      <text:p text:style-name="P1"/>
      <text:p text:style-name="P1">- Take-Grant</text:p>
      <text:p text:style-name="P1"><text:tab/>Entwicklung take-grant</text:p>
      <text:p text:style-name="P1"><text:tab/>Warum take-grant?</text:p>
      <text:p text:style-name="P1"/>
      <text:p text:style-name="P1">- Noninterference</text:p>
      <text:p text:style-name="P1"><text:tab/>Besonderheiten noninterference</text:p>
      <text:p text:style-name="P1"><text:tab/>Warum noninterference?</text:p>
      <text:p text:style-name="P1"/>
      <text:p text:style-name="P1">- Ziel der Arbeit</text:p>
      <text:p text:style-name="P1"><text:tab/>Zeigen oder Wiederlegen, dass das Take-Grant Modell in der Form ausreichend </text:p>
      <text:p text:style-name="P1"><text:tab/>ist, um für die Spezifikation die noninterference Eigenschaft zu zeigen</text:p>
      <text:p text:style-name="P1"/>
      <text:p text:style-name="P1">- Aufbau des Dokuments</text:p>
      <text:p text:style-name="P1"><text:tab/>Vorraussetzungen für die Arbeit </text:p>
      <text:p text:style-name="P1"><text:tab/><text:tab/>Kernel beschreiben</text:p>
      <text:p text:style-name="P1"><text:tab/><text:tab/>Take-Grant Modell beschreiben</text:p>
      <text:p text:style-name="P1"><text:tab/><text:tab/>Noninterference beschreiben</text:p>
      <text:p text:style-name="P1"/>
      <text:p text:style-name="P1"><text:tab/><text:span text:style-name="T1">Formalisierung des Modells</text:span></text:p>
      <text:p text:style-name="P1"/>
      <text:p text:style-name="P1"><text:tab/><text:span text:style-name="T1">Verifikation der Noninterference Eigenschaften für die verschiedenen Systemoperationen. </text:span></text:p>
      <text:p text:style-name="P1"/>
      <text:p text:style-name="P1"><text:tab/><text:span text:style-name="T1">Ausblick</text:span></text:p>
      <text:p text:style-name="P1"><text:tab/><text:tab/><text:span text:style-name="T1">Implementierung der Verifikation in Isabelle / HOL </text:span></text:p>
      <text:p text:style-name="P1"><text:tab/><text:tab/><text:span text:style-name="T1">Direkten Beweis für die Korrektheit des Modells (Hoare Logik)</text:span></text:p>
      <text:p text:style-name="P1"/>
      <text:p text:style-name="P1"/>
      <text:p text:style-name="P1"/>
      <text:p text:style-name="P1"/>
      <text:p text:style-name="P1"/>
      <text:p text:style-name="P1"/>
      <text:p text:style-name="P1"/>
      <text:p text:style-name="P1"/>
      <text:p text:style-name="P5"><text:soft-page-break/>Motivation</text:p>
      <text:p text:style-name="P5"/>
      <text:p text:style-name="P5">Heutzutage wird unsere Gesellschaft immer abhängiger von Computer Systemen. In immer mehr Bereichen übernehmen kleine Computer die Steuerung. Sei es bei unserem Fernseher, Auto oder unserer Lichtsteuerung. Dadurch müssen wir uns auch immer mehr mit dem Thema <text:span text:style-name="T2">beschäftigen, wie sicher und zuverlässig diese Systeme sind. </text:span></text:p>
      <text:p text:style-name="P6">Gerade wenn wir einem Computer unser Leben an vertrauen, hat dies eine essentielle Bedeutung. Von Boardcomputern in Flugzeugen oder Autos möchte man gerne erwarten, dass sie fehlerfrei sind und v.a. nicht einfach gehackt werden können. Die Realität sieht da leider anders aus. Wir kennen Boardcomputer von Autos, die einfach über das Handy im Auto nebenan übernommen werden können. Was dies für Auswirkungen auf Autopiloten hätte, kann sich jeder ausmalen. </text:p>
      <text:p text:style-name="P6">Ein Schlüsselkriterium, bei der Entwicklung sicherer Systeme, ist der operating-system (OS) kernel des Systems. Dieser hat vollen Zugriff auf Hardware resourcen und ist somit dafür verantwortlich, wie viel aus dem System nach außen geht und worauf Zugriff erlangt werden kann. Ein Fehler im kernel kann dazu führen, die Sicherheit und Verlässlichkeit eines kompletten Systems zu verwerfen. </text:p>
      <text:p text:style-name="P7">Ein großer Schwachpunkt bisheriger kernels ist ihr unüberschaubare Codemenge, was es schwierig macht diesen zu überprüfen und bzgl der Spezifikation zu verifizieren. Auch das monolithische Design birgt Schwachstellen. Dadurch, dass nicht nur grundlegende Funktionen, wie Speicher- und Prozessverwaltung, Interprozesskommunikation und Shedulingfunktionen erfüllt werden, sondern auch Treiber für die Hardware, virtuelles Dateisystem, Dateisystemtreiber, etc im Kernelmodus enthalten sind, macht es das System sehr viel fehleranfälliger. Abgestürzte Module führen oft zu einem Absturz des kompletten Systems. </text:p>
      <text:p text:style-name="P8">Die Motivation hinter Microkernels ist, die Menge an Kernelcode auf das minimal mögliche zu reduzieren um die Möglichkeit für Bugs im Kernelcode möglichst gering zu halten. Durch die geringere Codemenge wirde es auch möglich, die Fehlerfreiheit durch formale verification zu zeigen. </text:p>
      <text:p text:style-name="P8">Gerade im Bereich der embedded systems nimmt die Bedeutung der Sicherheit immer mehr zu, da wir Geräte wie Handys, Tabletts, Boardcomputer immer mehr mit sensiblen Daten, wie Bankverbindungen, Passwörter, E-Mails, ... versorgen.</text:p>
      <text:p text:style-name="P9"><text:span text:style-name="T3">Durch Isolation verschiedener Teilsysteme, wie es in Microkernels der Fall ist, kann schon eine höhere Sicherheit gewehrt werden. Auch durch Tests kann vieles an Fehlern sichtbar gemacht werden. Dennoch bleibt auch dabei immer eine Spur Unsicherheit vorhanden. Wie Dijkstra gesagt hat </text:span>„Testing can only show the presence, not the abscence, of bugs<text:span text:style-name="T3">" (http://homepages.cs.ncl.ac.uk/brian.randell/NATO/nato1969.PDF page 16)</text:span></text:p>
      <text:p text:style-name="P10">Wie schon erwähnt, machen es geringere Mengen an Code auch wahrscheinlicher diesen hinsichtlich seiner Spezifikation verifizieren zu können. </text:p>
      <text:p text:style-name="P11">Der seL4 Microkernel ist der erste Microkernel, dessen korrektheit formal bewiesen wurde und welcher somit fehrlerfrei sein soll. It's a high-assurance, high-performance microkernel, primarily developed, maintained and formally verified by NICTA (now Trustworthy Systems Group at Data61) for secure embedded systems. Sein Sicherheitsmodell basiert auf dem Take-Grant model, welches für den Kernel erweitert wurde<text:span text:style-name="T4">, um den Speicherverbrauch einzelner Komonenten betrachten zu können. </text:span></text:p>
      <text:p text:style-name="P12"/>
      <text:p text:style-name="P12">Ziel der Arbeit</text:p>
      <text:p text:style-name="P12"/>
      <text:p text:style-name="P12">In dieser Arbeit möchte ich <text:span text:style-name="T5">zeigen oder wiederlegen, dass das erweiterte Take-Grant model ausreichend ist, um dafür die Noninterference eigenschaften zu zeigen. Die Sicherheitseigenschaft der noninterference stellt sicher, dass es keinen ungewünschten Informationsfluss innerhalb eines Systems gibt. Das take-grant model ist ein access control model, welches somit die "Überwachung" der Zugänge, bzw weitergabe von Zugängen auf Informationen, Teilsysteme, ... zur Aufgabe hat. Die Noninterference eigenschaft garantiert auch, dass ohne direkten Zugriff keine Informationen an unerwünschte Parteien gelangen. Die Arbeit soll sich mit den verschiedenen, in dem Modell </text:span><text:soft-page-break/><text:span text:style-name="T5">möglichen Systemoperationen und den dadurch übertragenen Informationen befassen und so möchte ich am Ende entscheiden, ob erstens an diesem Modell die Noninterference Eigenschaft gezeigt werden kann und zweiten, ob es die Noninterference Eigenschaft erfüllt. </text:span></text:p>
      <text:p text:style-name="P12"/>
      <text:p text:style-name="P13">Aufbau der Arbeit</text:p>
      <text:p text:style-name="P13"/>
      <text:p text:style-name="P13">Zu Beginn der Arbeit gebe ich einen Überblick über den seL4 Kernel, seinen Aufbau, die Realisierung von Services und seine Speichervewaltung. <text:span text:style-name="T6">Zum besseren Verständnis</text:span> gebe ich <text:span text:style-name="T6">dann </text:span>einen kurzen Überblick über <text:span text:style-name="T6">das take-grant und das noninterference model. </text:span></text:p>
      <text:p text:style-name="P14">In Kapitel 3 erfolgt die Formalisierung des Take-Grant und in Kapitel 4 die des Noninterference models. </text:p>
      <text:p text:style-name="P14">Ab Kapitel 5 widme ich mich dann der Validierung der Noninterference Eigenschaft, welche in Kapitel 7 dann in die verschiedenen Systemoperationen unterteilt ist. In Kapitel 6 nehme ich eine Anpassung des Modells vor um die Eigenschaften zeigen zu können. </text:p>
      <text:p text:style-name="P14">Zum Schluss werde ich ein kurzes Fazit ziehen und einen Ausblick darüber aufzeigen, wie der Stand des seL4 Projektes ist und was es für Möglichkeiten gibt, an dieser Thematik weiter zu arbeite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21:11:32.053146206</meta:creation-date>
    <dc:date>2018-07-19T17:55:42.614693468</dc:date>
    <meta:editing-duration>PT3H11M2S</meta:editing-duration>
    <meta:editing-cycles>5</meta:editing-cycles>
    <meta:generator>LibreOffice/6.0.5.2$Linux_X86_64 LibreOffice_project/00m0$Build-2</meta:generator>
    <meta:document-statistic meta:table-count="0" meta:image-count="0" meta:object-count="0" meta:page-count="3" meta:paragraph-count="48" meta:word-count="841" meta:character-count="6332" meta:non-whitespace-character-count="5490"/>
  </office:meta>
</office:document-meta>
</file>